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808080" draw:textarea-horizontal-align="justify" draw:textarea-vertical-align="middle" draw:auto-grow-height="false" fo:min-height="2.203cm" fo:min-width="24.79cm"/>
    </style:style>
    <style:style style:name="gr2" style:family="graphic" style:parent-style-name="standard">
      <style:graphic-properties svg:stroke-color="#000000" draw:fill-color="#be3f7e" draw:textarea-horizontal-align="justify" draw:textarea-vertical-align="middle" draw:auto-grow-height="false" fo:min-height="1.869cm" fo:min-width="7.074cm"/>
    </style:style>
    <style:style style:name="gr3" style:family="graphic" style:parent-style-name="standard">
      <style:graphic-properties svg:stroke-color="#000000" draw:fill-color="#808080" draw:textarea-horizontal-align="justify" draw:textarea-vertical-align="middle" draw:auto-grow-height="false" fo:min-height="2.203cm" fo:min-width="7.074cm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2.04cm" fo:min-width="3.073cm"/>
    </style:style>
    <style:style style:name="gr5" style:family="graphic" style:parent-style-name="standard" style:list-style-name="L1">
      <style:graphic-properties svg:stroke-color="#000000" draw:textarea-horizontal-align="justify" draw:textarea-vertical-align="middle" draw:auto-grow-height="false" fo:min-height="2.04cm" fo:min-width="3.081cm"/>
    </style:style>
    <style:style style:name="gr6" style:family="graphic" style:parent-style-name="standard" style:list-style-name="L1">
      <style:graphic-properties svg:stroke-color="#000000" draw:textarea-horizontal-align="justify" draw:textarea-vertical-align="middle" draw:auto-grow-height="false" fo:min-height="2.04cm" fo:min-width="3.081cm"/>
    </style:style>
    <style:style style:name="gr7" style:family="graphic" style:parent-style-name="standard" style:list-style-name="L1">
      <style:graphic-properties svg:stroke-color="#000000" draw:textarea-horizontal-align="justify" draw:textarea-vertical-align="middle" draw:auto-grow-height="false" fo:min-height="2.04cm" fo:min-width="3.081cm"/>
    </style:style>
    <style:style style:name="gr8" style:family="graphic" style:parent-style-name="standard">
      <style:graphic-properties svg:stroke-color="#000000" draw:fill-color="#d22b2b" draw:textarea-horizontal-align="justify" draw:textarea-vertical-align="middle" draw:auto-grow-height="false" fo:min-height="1.869cm" fo:min-width="7.074cm"/>
    </style:style>
    <style:style style:name="P1" style:family="paragraph">
      <style:paragraph-properties fo:text-align="center"/>
      <style:text-properties fo:font-size="24pt"/>
    </style:style>
    <style:style style:name="P2" style:family="paragraph">
      <loext:graphic-properties draw:fill-color="#808080"/>
      <style:paragraph-properties fo:text-align="center"/>
      <style:text-properties fo:font-size="24pt"/>
    </style:style>
    <style:style style:name="P3" style:family="paragraph">
      <loext:graphic-properties draw:fill-color="#be3f7e"/>
      <style:paragraph-properties fo:text-align="center"/>
      <style:text-properties fo:font-size="24pt"/>
    </style:style>
    <style:style style:name="P4" style:family="paragraph">
      <style:paragraph-properties fo:margin-left="0cm" fo:margin-right="0cm" fo:text-align="center" fo:text-indent="0cm"/>
      <style:text-properties fo:font-size="24pt"/>
    </style:style>
    <style:style style:name="P5" style:family="paragraph">
      <style:paragraph-properties fo:margin-left="0cm" fo:margin-right="0cm" fo:text-align="center" fo:text-indent="0cm"/>
      <style:text-properties style:font-name="Liberation Sans" fo:font-size="24pt" style:letter-kerning="true" style:font-name-asian="Noto Sans CJK JP Regular" style:font-size-asian="18pt" style:font-name-complex="FreeSans" style:font-size-complex="18pt"/>
    </style:style>
    <style:style style:name="P6" style:family="paragraph">
      <loext:graphic-properties draw:fill-color="#d22b2b"/>
      <style:paragraph-properties fo:text-align="center"/>
      <style:text-properties fo:font-size="24pt"/>
    </style:style>
    <style:style style:name="T1" style:family="text">
      <style:text-properties style:font-name="Liberation Sans" fo:font-size="24pt" style:letter-kerning="true" style:font-name-asian="Noto Sans CJK JP Regular" style:font-size-asian="24pt" style:font-name-complex="FreeSans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5.29cm" svg:height="2.453cm" svg:x="1.325cm" svg:y="16.029cm">
          <text:p text:style-name="P1">Infrastruct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574cm" svg:height="2.119cm" svg:x="1.364cm" svg:y="10.779cm">
          <text:p text:style-name="P1">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7.574cm" svg:height="2.453cm" svg:x="1.364cm" svg:y="13.237cm">
          <text:p text:style-name="P1">Machine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1" draw:layer="layout" svg:width="3.573cm" svg:height="2.29cm" svg:x="1.364cm" svg:y="3.109cm">
            <text:p text:style-name="P1">Ap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3.573cm" svg:height="2.29cm" svg:x="5.364cm" svg:y="3.109cm">
            <text:p text:style-name="P1">App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draw:text-style-name="P1" draw:layer="layout" svg:width="3.573cm" svg:height="2.29cm" svg:x="1.364cm" svg:y="5.739cm">
            <text:p text:style-name="P1">Servic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581cm" svg:height="2.29cm" svg:x="5.369cm" svg:y="5.739cm">
            <text:p text:style-name="P4"><text:span text:style-name="T1">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" draw:text-style-name="P2" draw:layer="layout" svg:width="7.574cm" svg:height="2.453cm" svg:x="10.17cm" svg:y="13.237cm">
          <text:p text:style-name="P1">Machine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1" draw:layer="layout" svg:width="3.573cm" svg:height="2.29cm" svg:x="10.171cm" svg:y="3.109cm">
            <text:p text:style-name="P1">Ap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3.573cm" svg:height="2.29cm" svg:x="14.171cm" svg:y="3.109cm">
            <text:p text:style-name="P1">Servic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draw:text-style-name="P1" draw:layer="layout" svg:width="3.573cm" svg:height="2.29cm" svg:x="10.164cm" svg:y="5.739cm">
            <text:p text:style-name="P1">Servic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3.581cm" svg:height="2.29cm" svg:x="14.169cm" svg:y="5.739cm">
            <text:p text:style-name="P4"><text:span text:style-name="T1">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" draw:text-style-name="P2" draw:layer="layout" svg:width="7.574cm" svg:height="2.453cm" svg:x="18.919cm" svg:y="13.237cm">
          <text:p text:style-name="P1">Machine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1" draw:layer="layout" svg:width="3.573cm" svg:height="2.29cm" svg:x="18.92cm" svg:y="3.109cm">
            <text:p text:style-name="P1">Servic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3.573cm" svg:height="2.29cm" svg:x="22.92cm" svg:y="3.109cm">
            <text:p text:style-name="P1">Servic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draw:text-style-name="P1" draw:layer="layout" svg:width="3.573cm" svg:height="2.29cm" svg:x="18.913cm" svg:y="5.739cm">
            <text:p text:style-name="P1">Servic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3.581cm" svg:height="2.29cm" svg:x="22.918cm" svg:y="5.739cm">
            <text:p text:style-name="P4"><text:span text:style-name="T1">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3" draw:layer="layout" svg:width="7.574cm" svg:height="2.119cm" svg:x="10.17cm" svg:y="10.779cm">
          <text:p text:style-name="P1">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574cm" svg:height="2.119cm" svg:x="18.919cm" svg:y="10.779cm">
          <text:p text:style-name="P1">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7.574cm" svg:height="2.119cm" svg:x="1.364cm" svg:y="8.379cm">
          <text:p text:style-name="P1">Container Runti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7.574cm" svg:height="2.119cm" svg:x="10.17cm" svg:y="8.379cm">
          <text:p text:style-name="P1">Container Runti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7.574cm" svg:height="2.119cm" svg:x="18.919cm" svg:y="8.379cm">
          <text:p text:style-name="P1">Container Runtime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14:23:56.944802942</meta:creation-date>
    <dc:date>2017-07-18T15:25:26.015225521</dc:date>
    <meta:editing-duration>PT42M16S</meta:editing-duration>
    <meta:editing-cycles>16</meta:editing-cycles>
    <meta:generator>LibreOffice/5.3.4.2$Linux_X86_64 LibreOffice_project/30m0$Build-2</meta:generator>
    <meta:document-statistic meta:object-count="28"/>
  </office:meta>
</office:document-meta>
</file>